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1.279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5.52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style:font-size-asian="12pt" style:font-size-complex="12pt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style:font-size-asian="12pt" style:font-size-complex="12pt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style:font-size-asian="12pt" style:font-size-complex="12pt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color="#800000"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12pt" style:language-asian="zxx" style:country-asian="none" style:font-name-complex="Ubuntu" style:font-size-complex="12pt" style:language-complex="zxx" style:country-complex="none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color="#008000" fo:font-size="12pt" style:font-size-asian="12pt" style:font-size-complex="12pt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3333"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0000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2" office:value-type="string">
            <text:p>Hours Spend</text:p>
          </table:table-cell>
          <table:table-cell/>
          <table:table-cell table:style-name="ce13" office:value-type="string">
            <text:p>UC.Design</text:p>
          </table:table-cell>
          <table:table-cell table:style-name="ce14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/>
          <table:table-cell table:style-name="ce13" office:value-type="string">
            <text:p>UC5</text:p>
          </table:table-cell>
          <table:table-cell table:style-name="ce15" office:value-type="string">
            <text:p>ViewFeedback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/>
          <table:table-cell table:style-name="ce13" office:value-type="string">
            <text:p>UC6</text:p>
          </table:table-cell>
          <table:table-cell table:style-name="ce15" office:value-type="string">
            <text:p>ManageWatchList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/>
          <table:table-cell table:style-name="ce13" office:value-type="string">
            <text:p>UC7</text:p>
          </table:table-cell>
          <table:table-cell table:style-name="ce15" office:value-type="string">
            <text:p>ManageUsers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/>
          <table:table-cell table:style-name="ce13" office:value-type="string">
            <text:p>UC8</text:p>
          </table:table-cell>
          <table:table-cell table:style-name="ce15" office:value-type="string">
            <text:p>ViewMyDetails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5.5">
            <text:p>5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4.5">
            <text:p>4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designDOC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office:value-type="string">
            <text:p>UC1.Coding</text:p>
          </table:table-cell>
          <table:table-cell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office:value-type="string">
            <text:p>uc.coding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office:value-type="string">
            <text:p>UC.testing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office:value-type="string">
            <text:p>UC5.coding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office:value-type="string">
            <text:p>UC5.cod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office:value-type="string">
            <text:p>UC6.coding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office:value-type="string">
            <text:p>UC7.cod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office:value-type="string">
            <text:p>UC7.coding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office:value-type="string">
            <text:p>UC7.integration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office:value-type="string">
            <text:p>Integartion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office:value-type="string">
            <text:p>Meeting.TA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office:value-type="string">
            <text:p>UC.Integration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office:value-type="string">
            <text:p>UC8.coding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style-name="ce11" office:value-type="string">
            <text:p><text:s text:c="32"/>uc.Testi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office:value-type="string">
            <text:p>UC.Review</text:p>
          </table:table-cell>
          <table:table-cell office:value-type="float" office:value="5.5">
            <text:p>5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office:value-type="string">
            <text:p>UC.testing</text:p>
          </table:table-cell>
          <table:table-cell office:value-type="float" office:value="6.5">
            <text:p>6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office:value-type="string">
            <text:p>Other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office:value-type="string">
            <text:p>documentation</text:p>
          </table:table-cell>
          <table:table-cell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4" table:number-rows-repeated="10484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4-21T01:44:37</dc:date>
    <dc:creator>Pratibind jha</dc:creator>
    <meta:editing-duration>PT17M17S</meta:editing-duration>
    <meta:editing-cycles>54</meta:editing-cycles>
    <meta:generator>LibreOffice/3.5$Linux_x86 LibreOffice_project/350m1$Build-2</meta:generator>
    <meta:document-statistic meta:table-count="3" meta:cell-count="289" meta:object-count="0"/>
  </office:meta>
</office:document-meta>
</file>